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7" style:family="table-cell" style:parent-style-name="Hiperv_237_nculo" style:data-style-name="N0">
      <style:table-cell-properties style:vertical-align="middle" style:repeat-content="false"/>
      <style:paragraph-properties fo:text-align="center"/>
      <style:text-properties fo:color="#0000FF" style:text-underline-style="solid" style:text-underline-type="single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1155CC"/>
    </style:style>
    <style:style style:name="ce11" style:family="table-cell" style:parent-style-name="Default" style:data-style-name="N0">
      <style:table-cell-properties style:vertical-align="automatic" fo:wrap-option="wrap"/>
      <style:text-properties fo:color="#FF0000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fo:color="#FFFFFF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16" style:family="table-cell" style:parent-style-name="Hiperv_237_nculo" style:data-style-name="N0">
      <style:table-cell-properties style:vertical-align="middle" style:repeat-content="false"/>
      <style:paragraph-properties fo:text-align="center"/>
      <style:text-properties fo:color="#0000FF" style:text-underline-style="solid" style:text-underline-type="single"/>
    </style:style>
    <style:style style:name="ce17" style:family="table-cell" style:parent-style-name="Default" style:data-style-name="N0">
      <style:table-cell-properties fo:background-color="#FFFF00"/>
    </style:style>
    <style:style style:name="ce18" style:family="table-cell" style:parent-style-name="Default" style:data-style-name="N0">
      <style:table-cell-properties style:vertical-align="automatic" fo:wrap-option="wrap" fo:background-color="transparent"/>
    </style:style>
    <style:style style:name="co1" style:family="table-column">
      <style:table-column-properties fo:break-before="auto" style:column-width="1.13770833333333cm"/>
    </style:style>
    <style:style style:name="co2" style:family="table-column">
      <style:table-column-properties fo:break-before="auto" style:column-width="6.746875cm"/>
    </style:style>
    <style:style style:name="co3" style:family="table-column">
      <style:table-column-properties fo:break-before="auto" style:column-width="0.820208333333333cm"/>
    </style:style>
    <style:style style:name="co4" style:family="table-column">
      <style:table-column-properties fo:break-before="auto" style:column-width="4.70958333333333cm" style:use-optimal-column-width="true"/>
    </style:style>
    <style:style style:name="co5" style:family="table-column">
      <style:table-column-properties fo:break-before="auto" style:column-width="5.37104166666667cm" style:use-optimal-column-width="true"/>
    </style:style>
    <style:style style:name="co6" style:family="table-column">
      <style:table-column-properties fo:break-before="auto" style:column-width="6.40291666666667cm" style:use-optimal-column-width="true"/>
    </style:style>
    <style:style style:name="co7" style:family="table-column">
      <style:table-column-properties fo:break-before="auto" style:column-width="2.619375cm" style:use-optimal-column-width="true"/>
    </style:style>
    <style:style style:name="co8" style:family="table-column">
      <style:table-column-properties fo:break-before="auto" style:column-width="2.69875cm" style:use-optimal-column-width="true"/>
    </style:style>
    <style:style style:name="co9" style:family="table-column">
      <style:table-column-properties fo:break-before="auto" style:column-width="23.65375cm"/>
    </style:style>
    <style:style style:name="co10" style:family="table-column">
      <style:table-column-properties fo:break-before="auto" style:column-width="3.175cm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1"/>
        <table:table-column table:style-name="co10" table:number-columns-repeated="243" table:default-cell-style-name="ce1"/>
        <table:table-column table:style-name="co11" table:number-columns-repeated="16132" table:default-cell-style-name="ce1"/>
        <table:table-row table:style-name="ro1">
          <table:table-cell table:style-name="ce1"/>
          <table:table-cell office:value-type="string" table:style-name="ce2">
            <text:p>BOM</text:p>
          </table:table-cell>
          <table:table-cell table:number-columns-repeated="6" table:style-name="ce3"/>
          <table:table-cell table:number-columns-repeated="16376" table:style-name="ce1"/>
        </table:table-row>
        <table:table-row table:style-name="ro1">
          <table:table-cell office:value-type="string" table:style-name="ce2">
            <text:p>Part</text:p>
          </table:table-cell>
          <table:table-cell office:value-type="string" table:style-name="ce4">
            <text:p>Descritpion</text:p>
          </table:table-cell>
          <table:table-cell office:value-type="string" table:style-name="ce5">
            <text:p>Qty</text:p>
          </table:table-cell>
          <table:table-cell office:value-type="string" table:style-name="ce5">
            <text:p>MF</text:p>
          </table:table-cell>
          <table:table-cell office:value-type="string" table:style-name="ce5">
            <text:p>MFPN</text:p>
          </table:table-cell>
          <table:table-cell office:value-type="string" table:style-name="ce5">
            <text:p>Digikey PartNo</text:p>
          </table:table-cell>
          <table:table-cell office:value-type="string" table:style-name="ce5">
            <text:p>Farnell PartNo</text:p>
          </table:table-cell>
          <table:table-cell office:value-type="string" table:style-name="ce5">
            <text:p>Newark PartNo</text:p>
          </table:table-cell>
          <table:table-cell office:value-type="string" table:style-name="ce2">
            <text:p>Notes/URL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40, C41</text:p>
          </table:table-cell>
          <table:table-cell office:value-type="string" table:style-name="ce6">
            <text:p>CAP CER 12PF 10V 5% 0603</text:p>
          </table:table-cell>
          <table:table-cell office:value-type="float" office:value="2" table:style-name="ce3">
            <text:p>2</text:p>
          </table:table-cell>
          <table:table-cell office:value-type="string" table:style-name="ce7">
            <text:p><text:a xlink:href="http://digikey.com/Suppliers/es/TDK.page?lang=en">TDK Corporation</text:a></text:p>
          </table:table-cell>
          <table:table-cell office:value-type="string" table:style-name="ce7">
            <text:p><text:a xlink:href="http://www.digikey.es/product-detail/en/C1608C0G1H120J080AA/445-1270-1-ND/567672">C1608C0G1H120J080AA</text:a></text:p>
          </table:table-cell>
          <table:table-cell office:value-type="string" table:style-name="ce7">
            <text:p><text:a xlink:href="http://www.digikey.es/product-detail/en/C1608C0G1H120J080AA/445-1270-1-ND/567672">445-1270-1-ND</text:a></text:p>
          </table:table-cell>
          <table:table-cell office:value-type="float" office:value="1844162" table:style-name="ce7">
            <text:p><text:a xlink:href="http://es.farnell.com/tdk/c1608c0g1h120j080aa/capacitor-ceramic-12pf-50v-c0g/dp/1844162">1844162</text:a></text:p>
          </table:table-cell>
          <table:table-cell office:value-type="string" table:style-name="ce7">
            <text:p><text:a xlink:href="http://www.newark.com/tdk/c1608c0g1h120j080aa/capacitor-ceramic-12pf-50v-c0g/dp/90R7633">90R7633</text:a></text:p>
          </table:table-cell>
          <table:table-cell office:value-type="string" table:style-name="ce1">
            <text:p>Original CL10C120JB8NNN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5, C6, C7, C8, C9, C10, C13, C14, C16, C17, C18, C20</text:p>
          </table:table-cell>
          <table:table-cell office:value-type="string" table:style-name="ce6">
            <text:p>CAP CER 0.1UF 10V 10% X7R 0603</text:p>
          </table:table-cell>
          <table:table-cell office:value-type="float" office:value="12" table:style-name="ce3">
            <text:p>12</text:p>
          </table:table-cell>
          <table:table-cell office:value-type="string" table:style-name="ce7">
            <text:p><text:a xlink:href="http://digikey.com/Suppliers/es/Kemet.page?lang=en">Kemet</text:a></text:p>
          </table:table-cell>
          <table:table-cell office:value-type="string" table:style-name="ce7">
            <text:p><text:a xlink:href="http://www.digikey.es/product-detail/en/C0603C104K8RACTU/399-1095-1-ND/411370">C0603C104K8RACTU</text:a></text:p>
          </table:table-cell>
          <table:table-cell office:value-type="string" table:style-name="ce7">
            <text:p><text:a xlink:href="http://www.digikey.es/product-detail/en/C0603C104K8RACTU/399-1095-1-ND/411370">399-1095-1-ND</text:a></text:p>
          </table:table-cell>
          <table:table-cell office:value-type="float" office:value="2112833" table:style-name="ce7">
            <text:p><text:a xlink:href="http://es.farnell.com/kemet/c0603c104k8ractu/cap-mlcc-x7r-100nf-10v-0603/dp/2112833">2112833</text:a></text:p>
          </table:table-cell>
          <table:table-cell office:value-type="string" table:style-name="ce7">
            <text:p><text:a xlink:href="http://www.newark.com/kemet/c0603c104k8ractu/capacitor-ceramic-0-1uf-10v-x7r/dp/62H0320">62H0320</text:a></text:p>
          </table:table-cell>
          <table:table-cell office:value-type="string" table:style-name="ce1">
            <text:p>Original <text:s/>1276-1946-1-ND WRONG --&gt; 1UF instead of 0.1 U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4, C23, C24</text:p>
          </table:table-cell>
          <table:table-cell office:value-type="string" table:style-name="ce6">
            <text:p>CAP CER 1UF 10V 10% X7R 0603</text:p>
          </table:table-cell>
          <table:table-cell office:value-type="float" office:value="3" table:style-name="ce3">
            <text:p>3</text:p>
          </table:table-cell>
          <table:table-cell office:value-type="string" table:style-name="ce7">
            <text:p><text:a xlink:href="http://digikey.com/Suppliers/es/Taiyo-Yuden.page?lang=en">Taiyo Yuden</text:a></text:p>
          </table:table-cell>
          <table:table-cell office:value-type="string" table:style-name="ce7">
            <text:p><text:a xlink:href="http://www.digikey.es/product-detail/en/LMK107B7105KA-T/587-1242-1-ND/931019">LMK107B7105KA-T</text:a></text:p>
          </table:table-cell>
          <table:table-cell office:value-type="string" table:style-name="ce7">
            <text:p><text:a xlink:href="http://www.digikey.es/product-detail/en/LMK107B7105KA-T/587-1242-1-ND/931019">587-1242-1-ND</text:a></text:p>
          </table:table-cell>
          <table:table-cell office:value-type="float" office:value="2112849" table:style-name="ce7">
            <text:p><text:a xlink:href="http://es.farnell.com/taiyo-yuden/lmk107b7105ka-t/cap-mlcc-x7r-1uf-10v-0603/dp/2112849">2112849</text:a></text:p>
          </table:table-cell>
          <table:table-cell office:value-type="string" table:style-name="ce7">
            <text:p><text:a xlink:href="http://www.newark.com/taiyo-yuden/lmk107b7105ka-t/capacitor-ceramic-1uf-10v-x7r/dp/77M8466">77M8466</text:a></text:p>
          </table:table-cell>
          <table:table-cell office:value-type="string" table:style-name="ce6">
            <text:p>Original device Digikey 587-1454-1-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48, C49</text:p>
          </table:table-cell>
          <table:table-cell office:value-type="string" table:style-name="ce6">
            <text:p>CAP CER 2.2UF 10V 10% X5R 0603</text:p>
          </table:table-cell>
          <table:table-cell office:value-type="float" office:value="2" table:style-name="ce3">
            <text:p>2</text:p>
          </table:table-cell>
          <table:table-cell office:value-type="string" table:style-name="ce7">
            <text:p><text:a xlink:href="http://digikey.com/Suppliers/es/Yageo.page?lang=en">Yageo</text:a></text:p>
          </table:table-cell>
          <table:table-cell office:value-type="string" table:style-name="ce7">
            <text:p><text:a xlink:href="http://www.digikey.es/product-detail/en/CC0603KRX5R6BB225/311-1451-1-ND/2833757">CC0603KRX5R6BB225</text:a></text:p>
          </table:table-cell>
          <table:table-cell office:value-type="string" table:style-name="ce3">
            <text:p>311-1451-1-ND</text:p>
          </table:table-cell>
          <table:table-cell office:value-type="float" office:value="1817896" table:style-name="ce7">
            <text:p><text:a xlink:href="http://es.farnell.com/yageo/cc0603krx5r6bb225/capacitor-ceramic-2-2uf-10v-x5r/dp/1817896">1817896</text:a></text:p>
          </table:table-cell>
          <table:table-cell office:value-type="string" table:style-name="ce7">
            <text:p><text:a xlink:href="http://www.newark.com/yageo/cc0603krx5r6bb225/capacitor-ceramic-2-2uf-10v-x5r/dp/68R4758">68R4758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2, C15, C19</text:p>
          </table:table-cell>
          <table:table-cell office:value-type="string" table:style-name="ce6">
            <text:p>CAP CER 4.7UF 10V 10% X5R 0603</text:p>
          </table:table-cell>
          <table:table-cell office:value-type="float" office:value="3" table:style-name="ce3">
            <text:p>3</text:p>
          </table:table-cell>
          <table:table-cell office:value-type="string" table:style-name="ce7">
            <text:p><text:a xlink:href="http://digikey.com/Suppliers/es/TDK.page?lang=en">TDK Corporation</text:a></text:p>
          </table:table-cell>
          <table:table-cell office:value-type="string" table:style-name="ce7">
            <text:p><text:a xlink:href="http://www.digikey.es/product-detail/en/CGB3B1X5R1A475K055AC/445-7482-1-ND/2733554">CGB3B1X5R1A475K055AC</text:a></text:p>
          </table:table-cell>
          <table:table-cell office:value-type="string" table:style-name="ce7">
            <text:p><text:a xlink:href="http://www.digikey.es/product-detail/en/CGB3B1X5R1A475K055AC/445-7482-1-ND/2733554">445-7482-1-ND</text:a></text:p>
          </table:table-cell>
          <table:table-cell office:value-type="float" office:value="2346974" table:style-name="ce7">
            <text:p><text:a xlink:href="http://es.farnell.com/tdk/cgb3b1x5r1a475k055ac/cap-mlcc-x5r-4-7uf-10v-0603/dp/2346974">2346974</text:a></text:p>
          </table:table-cell>
          <table:table-cell office:value-type="string" table:style-name="ce7">
            <text:p><text:a xlink:href="http://www.newark.com/tdk/cgb3b1x5r1a475k055ac/cap-ceramic-4-7uf-10v-x5r-0603/dp/51T2634">51T2634</text:a></text:p>
          </table:table-cell>
          <table:table-cell office:value-type="string" table:style-name="ce6">
            <text:p>Original device Digikey 587-3416-1-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, C11</text:p>
          </table:table-cell>
          <table:table-cell office:value-type="string" table:style-name="ce6">
            <text:p>CAP CER 22UF 10V 20% X7R 0805</text:p>
          </table:table-cell>
          <table:table-cell office:value-type="float" office:value="2" table:style-name="ce3">
            <text:p>2</text:p>
          </table:table-cell>
          <table:table-cell office:value-type="string" table:style-name="ce7">
            <text:p><text:a xlink:href="http://digikey.com/Suppliers/es/TDK.page?lang=en">TDK Corporation</text:a></text:p>
          </table:table-cell>
          <table:table-cell office:value-type="string" table:style-name="ce7">
            <text:p><text:a xlink:href="http://www.digikey.es/product-detail/en/C2012X5R1A226M125AB/445-7665-1-ND/2733737">C2012X5R1A226M125AB</text:a></text:p>
          </table:table-cell>
          <table:table-cell office:value-type="string" table:style-name="ce7">
            <text:p><text:a xlink:href="http://www.digikey.es/product-detail/en/C2012X5R1A226M125AB/445-7665-1-ND/2733737">445-7665-1-ND</text:a></text:p>
          </table:table-cell>
          <table:table-cell office:value-type="float" office:value="2354118" table:style-name="ce8">
            <text:p>2354118</text:p>
          </table:table-cell>
          <table:table-cell office:value-type="string" table:style-name="ce7">
            <text:p><text:a xlink:href="http://www.newark.com/tdk/c2012x5r1a226m125ab/cap-ceramic-22uf-10v-x5r-0805/dp/04X3271">04X3271</text:a></text:p>
          </table:table-cell>
          <table:table-cell office:value-type="string" table:style-name="ce9">
            <text:p>uSD cap 22uF-47uF , original 1276-2910-2-ND, X5R choosen instead of X7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3</text:p>
          </table:table-cell>
          <table:table-cell office:value-type="string" table:style-name="ce6">
            <text:p>CAP CER 47UF 10V 20% X5R 1206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<text:a xlink:href="http://digikey.com/Suppliers/es/Taiyo-Yuden.page?lang=en">Taiyo Yuden</text:a></text:p>
          </table:table-cell>
          <table:table-cell office:value-type="string" table:style-name="ce16">
            <text:p><text:a xlink:href="http://www.digikey.es/product-detail/en/LMK316BJ476ML-T/587-1780-1-ND/1212796">LMK316BJ476ML-T</text:a></text:p>
          </table:table-cell>
          <table:table-cell office:value-type="string" table:style-name="ce16">
            <text:p><text:a xlink:href="http://www.digikey.es/product-detail/en/LMK316BJ476ML-T/587-1780-1-ND/1212796">587-1780-1-ND</text:a></text:p>
          </table:table-cell>
          <table:table-cell office:value-type="float" office:value="2363427" table:style-name="ce8">
            <text:p>2363427</text:p>
          </table:table-cell>
          <table:table-cell office:value-type="string" table:style-name="ce16">
            <text:p><text:a xlink:href="http://www.newark.com/taiyo-yuden/lmk316bj476ml-t/capacitor-ceramic-47uf-10v-x5r/dp/08P5175">08P5175</text:a></text:p>
          </table:table-cell>
          <table:table-cell office:value-type="string" table:style-name="ce9">
            <text:p>Original CL31A476MPHNNN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</text:p>
          </table:table-cell>
          <table:table-cell office:value-type="string" table:style-name="ce6">
            <text:p>RES 10 OHM 1/10W 1% 0603 SMD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<text:a xlink:href="http://digikey.com/Suppliers/es/Yageo.page?lang=en">Yageo</text:a></text:p>
          </table:table-cell>
          <table:table-cell office:value-type="string" table:style-name="ce7">
            <text:p><text:a xlink:href="http://www.digikey.es/product-detail/en/RC0603FR-0710RL/311-10.0HRTR-ND/726879">RC0603FR-0710RL</text:a></text:p>
          </table:table-cell>
          <table:table-cell office:value-type="string" table:style-name="ce3">
            <text:p>311-10.0HRCT-ND</text:p>
          </table:table-cell>
          <table:table-cell office:value-type="float" office:value="2128714" table:style-name="ce7">
            <text:p><text:a xlink:href="http://es.farnell.com/yageo/rc0603fr-0710rl/resistor-thick-film-10-ohm-100mw/dp/2128714">2128714</text:a></text:p>
          </table:table-cell>
          <table:table-cell office:value-type="string" table:style-name="ce7">
            <text:p><text:a xlink:href="http://www.newark.com/yageo/rc0603fr-0710rl/resistor-thick-film-10-ohm-100mw/dp/68R0050">68R0050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5</text:p>
          </table:table-cell>
          <table:table-cell office:value-type="string" table:style-name="ce6">
            <text:p>RES 10K OHM 1/10W 5% 0603 SMD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<text:a xlink:href="http://digikey.com/Suppliers/es/Yageo.page?lang=en">Yageo</text:a></text:p>
          </table:table-cell>
          <table:table-cell office:value-type="string" table:style-name="ce7">
            <text:p><text:a xlink:href="http://www.digikey.es/product-detail/en/RC0603JR-0710KL/311-10KGRTR-ND/726700">RC0603JR-0710KL</text:a></text:p>
          </table:table-cell>
          <table:table-cell office:value-type="string" table:style-name="ce3">
            <text:p>311-10KGRCT-ND</text:p>
          </table:table-cell>
          <table:table-cell office:value-type="string" table:style-name="ce7">
            <text:p><text:a xlink:href="http://es.farnell.com/yageo-phycomp/rc0603jr-0710kl/resistor-rc21-0603-10k/dp/9233504RL">9233504RL</text:a></text:p>
          </table:table-cell>
          <table:table-cell office:value-type="string" table:style-name="ce7">
            <text:p><text:a xlink:href="http://www.newark.com/yageo/rc0603jr-0710kl/resistor-thick-film-10kohm-100mw/dp/68R0144">68R0144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N5, RN6</text:p>
          </table:table-cell>
          <table:table-cell office:value-type="string" table:style-name="ce9">
            <text:p>RES ARRAY 10K OHM 4 RES 1206</text:p>
          </table:table-cell>
          <table:table-cell office:value-type="float" office:value="2" table:style-name="ce3">
            <text:p>2</text:p>
          </table:table-cell>
          <table:table-cell office:value-type="string" table:style-name="ce7">
            <text:p><text:a xlink:href="http://digikey.com/Suppliers/es/Yageo.page?lang=en">Yageo</text:a></text:p>
          </table:table-cell>
          <table:table-cell office:value-type="string" table:style-name="ce7">
            <text:p><text:a xlink:href="http://www.digikey.es/product-detail/en/YC164-JR-0710KL/YC164J-10KCT-ND/1005702">YC164-JR-0710KL</text:a></text:p>
          </table:table-cell>
          <table:table-cell office:value-type="string" table:style-name="ce3">
            <text:p>YC164J-10KCT-ND</text:p>
          </table:table-cell>
          <table:table-cell office:value-type="float" office:value="1799564" table:style-name="ce7">
            <text:p><text:a xlink:href="http://es.farnell.com/yageo/yc164-jr-0710kl/resistor-iso-array-4res-10kohm/dp/1799564">1799564</text:a></text:p>
          </table:table-cell>
          <table:table-cell office:value-type="string" table:style-name="ce7">
            <text:p><text:a xlink:href="http://www.newark.com/yageo/yc164-jr-0710kl/resistor-iso-array-4res-10kohm/dp/68R0340">68R0340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N7</text:p>
          </table:table-cell>
          <table:table-cell office:value-type="string" table:style-name="ce9">
            <text:p>RES ARRAY 10K OHM 2 RES 0606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<text:a xlink:href="http://digikey.com/Suppliers/es/CTS.page?lang=en">CTS Resistor Products</text:a></text:p>
          </table:table-cell>
          <table:table-cell office:value-type="string" table:style-name="ce7">
            <text:p><text:a xlink:href="http://www.digikey.es/product-detail/en/742C043103JP/742C043103JPTR-ND/1124426">742C043103JP</text:a></text:p>
          </table:table-cell>
          <table:table-cell office:value-type="string" table:style-name="ce7">
            <text:p><text:a xlink:href="http://www.digikey.es/product-detail/en/742C043103JP/742C043103JPCT-ND/1124587">742C043103JPCT-ND</text:a></text:p>
          </table:table-cell>
          <table:table-cell table:number-columns-repeated="2" table:style-name="ce3"/>
          <table:table-cell office:value-type="string" table:style-name="ce1">
            <text:p>Original 742C043103JPCT-ND, no he encontrado sustitut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N4</text:p>
          </table:table-cell>
          <table:table-cell office:value-type="string" table:style-name="ce9">
            <text:p>RES ARRAY 220 OHM 4 RES 1206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<text:a xlink:href="http://digikey.com/Suppliers/es/Yageo.page?lang=en">Yageo</text:a></text:p>
          </table:table-cell>
          <table:table-cell office:value-type="string" table:style-name="ce7">
            <text:p><text:a xlink:href="http://www.digikey.es/product-detail/en/TC164-JR-07220RL/TC164J-220TR-ND/1004820">TC164-JR-07220RL</text:a></text:p>
          </table:table-cell>
          <table:table-cell office:value-type="string" table:style-name="ce3">
            <text:p>TC164J-220CT-ND</text:p>
          </table:table-cell>
          <table:table-cell office:value-type="float" office:value="9241213" table:style-name="ce7">
            <text:p><text:a xlink:href="http://es.farnell.com/yageo-phycomp/tc164-jr-07220rl/resistor-array-arc241-1206-220r/dp/9241213">9241213</text:a></text:p>
          </table:table-cell>
          <table:table-cell office:value-type="string" table:style-name="ce8">
            <text:p>98K8153</text:p>
          </table:table-cell>
          <table:table-cell office:value-type="string" table:style-name="ce9">
            <text:p>220R-330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N8</text:p>
          </table:table-cell>
          <table:table-cell office:value-type="string" table:style-name="ce9">
            <text:p>RES ARRAY 33 OHM 2 RES 060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string" table:style-name="ce3">
            <text:p>742C043330JPCT-ND</text:p>
          </table:table-cell>
          <table:table-cell table:number-columns-repeated="2" table:style-name="ce3"/>
          <table:table-cell office:value-type="string" table:style-name="ce17">
            <text:p>No availability in Farnell and Newark, YC164-JR-0733RL can be selected (it has 4 resistors, shouldn't be a problem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7, U6, U3</text:p>
          </table:table-cell>
          <table:table-cell office:value-type="string" table:style-name="ce9">
            <text:p>FERRITE BEAD 15 OHM SMD 0603</text:p>
          </table:table-cell>
          <table:table-cell office:value-type="float" office:value="3" table:style-name="ce3">
            <text:p>3</text:p>
          </table:table-cell>
          <table:table-cell office:value-type="string" table:style-name="ce7">
            <text:p><text:a xlink:href="http://digikey.com/Suppliers/es/TDK.page?lang=en">TDK Corporation</text:a></text:p>
          </table:table-cell>
          <table:table-cell office:value-type="string" table:style-name="ce7">
            <text:p><text:a xlink:href="http://www.digikey.es/product-detail/en/MMZ1608R150ATA00/445-2180-1-ND/765087">MMZ1608R150ATA00</text:a></text:p>
          </table:table-cell>
          <table:table-cell office:value-type="string" table:style-name="ce7">
            <text:p><text:a xlink:href="http://www.digikey.es/product-detail/en/MMZ1608R150ATA00/445-2180-1-ND/765087">445-2180-1-ND</text:a></text:p>
          </table:table-cell>
          <table:table-cell office:value-type="float" office:value="2136481" table:style-name="ce8">
            <text:p>2136481</text:p>
          </table:table-cell>
          <table:table-cell office:value-type="string" table:style-name="ce8">
            <text:p>89R3087</text:p>
          </table:table-cell>
          <table:table-cell office:value-type="string" table:style-name="ce1">
            <text:p>Original 445-2184-2-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1, D2</text:p>
          </table:table-cell>
          <table:table-cell office:value-type="string" table:style-name="ce9">
            <text:p>DIODE SCHOTTKY 20V 1A SOD323</text:p>
          </table:table-cell>
          <table:table-cell office:value-type="float" office:value="2" table:style-name="ce3">
            <text:p>2</text:p>
          </table:table-cell>
          <table:table-cell office:value-type="string" table:style-name="ce7">
            <text:p><text:a xlink:href="http://digikey.com/Suppliers/es/Micro-Commercial-Components.page?lang=en">Micro Commercial Co</text:a></text:p>
          </table:table-cell>
          <table:table-cell office:value-type="string" table:style-name="ce7">
            <text:p><text:a xlink:href="http://www.digikey.es/product-detail/en/B5817WS-TP/B5817WS-TPMSTR-ND/2213553">B5817WS-TP</text:a></text:p>
          </table:table-cell>
          <table:table-cell office:value-type="string" table:style-name="ce3">
            <text:p>B5817WS-TPMSCT-ND</text:p>
          </table:table-cell>
          <table:table-cell office:value-type="float" office:value="1924336" table:style-name="ce8">
            <text:p>1924336</text:p>
          </table:table-cell>
          <table:table-cell office:value-type="string" table:style-name="ce7">
            <text:p><text:a xlink:href="http://www.newark.com/micro-commercial-components/b5817ws-tp/schottky-rectifiers-1a-20v-sod/dp/51T4879">51T4879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U2</text:p>
          </table:table-cell>
          <table:table-cell office:value-type="string" table:style-name="ce9">
            <text:p>USD W/DETECT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<text:a xlink:href="http://es.farnell.com/molex">MOLEX<text:s/></text:a></text:p>
          </table:table-cell>
          <table:table-cell office:value-type="string" table:style-name="ce8">
            <text:p>47309-2651</text:p>
          </table:table-cell>
          <table:table-cell office:value-type="string" table:style-name="ce7">
            <text:p><text:a xlink:href="http://www.digikey.es/product-detail/en/0473092651/WM6700DKR-ND/3045121">WM6700DKR-ND</text:a></text:p>
          </table:table-cell>
          <table:table-cell office:value-type="float" office:value="1568092" table:style-name="ce8">
            <text:p>1568092</text:p>
          </table:table-cell>
          <table:table-cell office:value-type="string" table:style-name="ce7">
            <text:p><text:a xlink:href="http://www.newark.com/molex/47309-2651/memory-card-connector-8way/dp/96M8530">96M8530</text:a></text:p>
          </table:table-cell>
          <table:table-cell office:value-type="string" table:style-name="ce6">
            <text:p>Original WM9731CT-ND, <text:s/>selected I think is compatibl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1</text:p>
          </table:table-cell>
          <table:table-cell office:value-type="string" table:style-name="ce9">
            <text:p>IC REG LDO 3.3V 500mA 8SOIC</text:p>
          </table:table-cell>
          <table:table-cell office:value-type="float" office:value="1" table:style-name="ce3">
            <text:p>1</text:p>
          </table:table-cell>
          <table:table-cell office:value-type="string" table:style-name="ce16">
            <text:p><text:a xlink:href="http://digikey.com/Suppliers/es/ROHM.page?lang=en">Rohm Semiconductor</text:a></text:p>
          </table:table-cell>
          <table:table-cell office:value-type="string" table:style-name="ce16">
            <text:p><text:a xlink:href="http://www.digikey.es/product-detail/en/BD33IA5WEFJ-E2/BD33IA5WEFJ-E2TR-ND/3693259">BD33IA5WEFJ-E2</text:a></text:p>
          </table:table-cell>
          <table:table-cell office:value-type="string" table:style-name="ce3">
            <text:p>BD33IA5WEFJ-E2CT-ND</text:p>
          </table:table-cell>
          <table:table-cell table:number-columns-repeated="2" table:style-name="ce3"/>
          <table:table-cell office:value-type="string" table:style-name="ce17">
            <text:p>Substitute could be BD33IC0WEFJ-E2, supplies 1A instead of 500mA output curren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8</text:p>
          </table:table-cell>
          <table:table-cell office:value-type="string" table:style-name="ce9">
            <text:p>IC REG LDO 2.5V 150mA TSOT23-5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<text:a xlink:href="http://digikey.com/Suppliers/es/Texas-Instruments.page?lang=en">Texas Instruments</text:a></text:p>
          </table:table-cell>
          <table:table-cell office:value-type="string" table:style-name="ce7">
            <text:p><text:a xlink:href="http://www.digikey.es/product-detail/en/TPS78225DDCR/296-23824-1-ND/1958762">TPS78225DDCR</text:a></text:p>
          </table:table-cell>
          <table:table-cell office:value-type="string" table:style-name="ce7">
            <text:p><text:a xlink:href="http://www.digikey.es/product-detail/en/TPS78225DDCR/296-23824-1-ND/1958762">296-23824-1-ND</text:a></text:p>
          </table:table-cell>
          <table:table-cell office:value-type="float" office:value="1684755" table:style-name="ce8">
            <text:p>1684755</text:p>
          </table:table-cell>
          <table:table-cell office:value-type="string" table:style-name="ce7">
            <text:p><text:a xlink:href="http://www.newark.com/texas-instruments/tps78225ddct/ldo-reg-150ma-1ua-qc-2-5v-5sot/dp/40P0972">40P0972</text:a></text:p>
          </table:table-cell>
          <table:table-cell office:value-type="string" table:style-name="ce9">
            <text:p>MIN: 2.5v TYP: 2.8v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12</text:p>
          </table:table-cell>
          <table:table-cell office:value-type="string" table:style-name="ce9">
            <text:p>IC ARM 180MHz 1MB FLASH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<text:a xlink:href="http://es.farnell.com/stmicroelectronics">STMICROELECTRONICS<text:s/></text:a></text:p>
          </table:table-cell>
          <table:table-cell office:value-type="string" table:style-name="ce3">
            <text:p>STM32F427VGT6</text:p>
          </table:table-cell>
          <table:table-cell office:value-type="string" table:style-name="ce3">
            <text:p>STM32F427VGT6</text:p>
          </table:table-cell>
          <table:table-cell office:value-type="float" office:value="2333368" table:style-name="ce8">
            <text:p>2333368</text:p>
          </table:table-cell>
          <table:table-cell office:value-type="string" table:style-name="ce8">
            <text:p>99W9926</text:p>
          </table:table-cell>
          <table:table-cell table:style-name="ce9"/>
          <table:table-cell table:number-columns-repeated="16375"/>
        </table:table-row>
        <table:table-row table:style-name="ro1">
          <table:table-cell office:value-type="string" table:style-name="ce1">
            <text:p>X2</text:p>
          </table:table-cell>
          <table:table-cell office:value-type="string" table:style-name="ce9">
            <text:p>CONN USB MICRO B</text:p>
          </table:table-cell>
          <table:table-cell office:value-type="float" office:value="1" table:style-name="ce3">
            <text:p>1</text:p>
          </table:table-cell>
          <table:table-cell office:value-type="string" table:style-name="ce10">
            <text:p>FCI</text:p>
          </table:table-cell>
          <table:table-cell office:value-type="string" table:style-name="ce7">
            <text:p><text:a xlink:href="http://www.digikey.es/product-detail/en/10118192-0001LF/609-4613-2-ND/2785387">10118192-0001LF</text:a></text:p>
          </table:table-cell>
          <table:table-cell office:value-type="string" table:style-name="ce7">
            <text:p><text:a xlink:href="http://www.digikey.es/product-detail/en/10118192-0001LF/609-4613-1-ND/2785378">609-4613-1-ND</text:a></text:p>
          </table:table-cell>
          <table:table-cell table:number-columns-repeated="2" table:style-name="ce8"/>
          <table:table-cell office:value-type="string" table:style-name="ce17">
            <text:p>No availability in Farnell and Newark, USB3065-30-00-A could be a good replacement, not the same footprint, but could fit in wel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Y1</text:p>
          </table:table-cell>
          <table:table-cell office:value-type="string" table:style-name="ce9">
            <text:p>CRYSTAL 12MHz 12PF SMD 2.5x2.0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<text:a xlink:href="http://www.newark.com/aker">AKER<text:s/></text:a></text:p>
          </table:table-cell>
          <table:table-cell office:value-type="string" table:style-name="ce8">
            <text:p>C7S-12.000-12-3030-X</text:p>
          </table:table-cell>
          <table:table-cell table:style-name="ce3"/>
          <table:table-cell office:value-type="float" office:value="1538812" table:style-name="ce7">
            <text:p><text:a xlink:href="http://es.farnell.com/aker/c7s-12-000-12-3030-x/crystal-smd-ceramic-12-000mhz/dp/1538812">1538812</text:a></text:p>
          </table:table-cell>
          <table:table-cell office:value-type="string" table:style-name="ce8">
            <text:p>94M6771</text:p>
          </table:table-cell>
          <table:table-cell office:value-type="string" table:style-name="ce9">
            <text:p>Load Cap CL1/CL2 10pF-15PF Max, Original 887-1831-1-ND (Digikey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D1</text:p>
          </table:table-cell>
          <table:table-cell office:value-type="string" table:style-name="ce9">
            <text:p>LED RGB 4-PLCC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<text:a xlink:href="http://digikey.com/Suppliers/es/Cree.page?lang=en">Cree Inc</text:a></text:p>
          </table:table-cell>
          <table:table-cell office:value-type="string" table:style-name="ce7">
            <text:p><text:a xlink:href="http://www.digikey.es/product-detail/en/CLVBA-FKA-CAEDH8BBB7A363/CLVBA-FKA-CAEDH8BBB7A363TR-ND/2650496">CLVBA-FKA-CAEDH8BBB7A363</text:a></text:p>
          </table:table-cell>
          <table:table-cell office:value-type="string" table:style-name="ce3">
            <text:p>CLVBA-FKA-CAEDH8BBB7A363TR-ND</text:p>
          </table:table-cell>
          <table:table-cell office:value-type="float" office:value="2093939" table:style-name="ce7">
            <text:p><text:a xlink:href="http://es.farnell.com/cree/clvba-fka-caedh8bbb7a363/led-hb-rgb-smd-130mw/dp/2093939">2093939</text:a></text:p>
          </table:table-cell>
          <table:table-cell office:value-type="string" table:style-name="ce7">
            <text:p><text:a xlink:href="http://www.newark.com/cree/clvba-fka-caedh8bbb7a363/led-hb-rgb-smd-130mw/dp/83T3705">83T3705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ED2, LED3</text:p>
          </table:table-cell>
          <table:table-cell office:value-type="string" table:style-name="ce9">
            <text:p>LED IR 3MM HI EFF 870NM</text:p>
          </table:table-cell>
          <table:table-cell office:value-type="float" office:value="2" table:style-name="ce3">
            <text:p>2</text:p>
          </table:table-cell>
          <table:table-cell office:value-type="string" table:style-name="ce7">
            <text:p><text:a xlink:href="http://www.newark.com/vishay-semiconductor">VISHAY SEMICONDUCTOR<text:s/></text:a></text:p>
          </table:table-cell>
          <table:table-cell office:value-type="string" table:style-name="ce8">
            <text:p>TSHA4400</text:p>
          </table:table-cell>
          <table:table-cell office:value-type="string" table:style-name="ce3">
            <text:p>751-1209-ND</text:p>
          </table:table-cell>
          <table:table-cell table:style-name="ce3"/>
          <table:table-cell office:value-type="string" table:style-name="ce8">
            <text:p>58K252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Q1</text:p>
          </table:table-cell>
          <table:table-cell office:value-type="string" table:style-name="ce9">
            <text:p>MOSFET N-CH 50V 220MA SOT-23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<text:a xlink:href="http://digikey.com/Suppliers/es/Fairchild-Semiconductor.page?lang=en">Fairchild Semiconductor</text:a></text:p>
          </table:table-cell>
          <table:table-cell office:value-type="string" table:style-name="ce7">
            <text:p><text:a xlink:href="http://www.digikey.es/product-detail/en/BSS138/BSS138CT-ND/244294">BSS138</text:a></text:p>
          </table:table-cell>
          <table:table-cell office:value-type="string" table:style-name="ce3">
            <text:p>BSS138CT-ND</text:p>
          </table:table-cell>
          <table:table-cell office:value-type="float" office:value="9845330" table:style-name="ce7">
            <text:p><text:a xlink:href="http://es.farnell.com/fairchild-semiconductor/bss138/mosfet-n-chan-50v-220ma-sot-23/dp/9845330">9845330</text:a></text:p>
          </table:table-cell>
          <table:table-cell office:value-type="string" table:style-name="ce7">
            <text:p><text:a xlink:href="http://www.newark.com/fairchild-semiconductor/bss138/n-channel-mosfet-50v-220ma-sot/dp/58K8769">58K8769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U9</text:p>
          </table:table-cell>
          <table:table-cell office:value-type="string" table:style-name="ce9">
            <text:p>OV2640 BGA CSP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string" table:style-name="ce3">
            <text:p>Shenzhen</text:p>
          </table:table-cell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U$1</text:p>
          </table:table-cell>
          <table:table-cell office:value-type="string" table:style-name="ce9">
            <text:p>LENS + MOUNT M12/20MM 16x16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string" table:style-name="ce3">
            <text:p>Shenzhen</text:p>
          </table:table-cell>
          <table:table-cell table:number-columns-repeated="2" table:style-name="ce3"/>
          <table:table-cell table:style-name="ce18"/>
          <table:table-cell table:number-columns-repeated="16375"/>
        </table:table-row>
        <table:table-row table:style-name="ro1">
          <table:table-cell table:style-name="ce1"/>
          <table:table-cell table:style-name="ce9"/>
          <table:table-cell table:number-columns-repeated="6" table:style-name="ce3"/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table:number-columns-repeated="6" table:style-name="ce3"/>
          <table:table-cell table:number-columns-repeated="16376" table:style-name="ce1"/>
        </table:table-row>
        <table:table-row table:style-name="ro1">
          <table:table-cell table:style-name="ce1"/>
          <table:table-cell table:style-name="ce11"/>
          <table:table-cell table:number-columns-repeated="3" table:style-name="ce3"/>
          <table:table-cell table:number-columns-repeated="3" table:style-name="ce5"/>
          <table:table-cell table:number-columns-repeated="16376" table:style-name="ce1"/>
        </table:table-row>
        <table:table-row table:style-name="ro1">
          <table:table-cell table:style-name="ce1"/>
          <table:table-cell table:style-name="ce9"/>
          <table:table-cell table:number-columns-repeated="3" table:style-name="ce3"/>
          <table:table-cell table:number-columns-repeated="3" table:style-name="ce12"/>
          <table:table-cell table:number-columns-repeated="16376" table:style-name="ce1"/>
        </table:table-row>
        <table:table-row table:style-name="ro1">
          <table:table-cell/>
          <table:table-cell table:style-name="ce9"/>
          <table:table-cell table:number-columns-repeated="3" table:style-name="ce3"/>
          <table:table-cell table:number-columns-repeated="3" table:style-name="ce13"/>
          <table:table-cell table:number-columns-repeated="16376"/>
        </table:table-row>
        <table:table-row table:style-name="ro1">
          <table:table-cell/>
          <table:table-cell table:style-name="ce1"/>
          <table:table-cell table:number-columns-repeated="3" table:style-name="ce3"/>
          <table:table-cell table:number-columns-repeated="3" table:style-name="ce14"/>
          <table:table-cell table:number-columns-repeated="16376"/>
        </table:table-row>
        <table:table-row table:number-rows-repeated="2" table:style-name="ro1">
          <table:table-cell/>
          <table:table-cell table:style-name="ce1"/>
          <table:table-cell table:number-columns-repeated="6" table:style-name="ce3"/>
          <table:table-cell table:number-columns-repeated="16376"/>
        </table:table-row>
        <table:table-row table:style-name="ro1">
          <table:table-cell/>
          <table:table-cell table:style-name="ce15"/>
          <table:table-cell table:number-columns-repeated="6" table:style-name="ce3"/>
          <table:table-cell table:number-columns-repeated="16376"/>
        </table:table-row>
        <table:table-row table:number-rows-repeated="3" table:style-name="ro1">
          <table:table-cell/>
          <table:table-cell table:style-name="ce1"/>
          <table:table-cell table:number-columns-repeated="6" table:style-name="ce3"/>
          <table:table-cell table:number-columns-repeated="16376"/>
        </table:table-row>
        <table:table-row table:style-name="ro1">
          <table:table-cell/>
          <table:table-cell table:style-name="ce15"/>
          <table:table-cell table:number-columns-repeated="6" table:style-name="ce3"/>
          <table:table-cell table:number-columns-repeated="16376"/>
        </table:table-row>
        <table:table-row table:number-rows-repeated="5" table:style-name="ro1">
          <table:table-cell/>
          <table:table-cell table:style-name="ce1"/>
          <table:table-cell table:number-columns-repeated="6" table:style-name="ce3"/>
          <table:table-cell table:number-columns-repeated="16376"/>
        </table:table-row>
        <table:table-row table:style-name="ro1">
          <table:table-cell/>
          <table:table-cell table:style-name="ce15"/>
          <table:table-cell table:number-columns-repeated="6" table:style-name="ce3"/>
          <table:table-cell table:number-columns-repeated="16376"/>
        </table:table-row>
        <table:table-row table:style-name="ro1">
          <table:table-cell/>
          <table:table-cell table:style-name="ce1"/>
          <table:table-cell table:number-columns-repeated="6" table:style-name="ce3"/>
          <table:table-cell table:number-columns-repeated="16376"/>
        </table:table-row>
        <table:table-row table:style-name="ro1">
          <table:table-cell table:number-columns-repeated="2"/>
          <table:table-cell table:style-name="ce1"/>
          <table:table-cell table:number-columns-repeated="2" table:style-name="ce8"/>
          <table:table-cell table:number-columns-repeated="3" table:style-name="ce3"/>
          <table:table-cell table:number-columns-repeated="16376"/>
        </table:table-row>
        <table:table-row table:number-rows-repeated="60" table:style-name="ro1">
          <table:table-cell table:number-columns-repeated="2"/>
          <table:table-cell table:number-columns-repeated="6" table:style-name="ce3"/>
          <table:table-cell table:number-columns-repeated="16376"/>
        </table:table-row>
        <table:table-row table:number-rows-repeated="10484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8P0">
      <number:text> $ </number:text>
      <number:number number:decimal-places="2" number:min-integer-digits="1" number:grouping="true"/>
      <number:text> </number:text>
    </number:number-style>
    <number:number-style style:name="N38P1">
      <number:text> $ (</number:text>
      <number:number number:decimal-places="2" number:min-integer-digits="1" number:grouping="true"/>
      <number:text>)</number:text>
    </number:number-style>
    <number:text-style style:name="N38P2">
      <number:text> $- </number:text>
    </number:text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$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9P2">
      <number:text> $- </number:text>
    </number:text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 </number:text>
      <number:number number:decimal-places="2" number:min-integer-digits="1" number:grouping="true"/>
      <number:text> </number:text>
    </number:number-style>
    <number:number-style style:name="N40P1">
      <number:text>  (</number:text>
      <number:number number:decimal-places="2" number:min-integer-digits="1" number:grouping="true"/>
      <number:text>)</number:text>
    </number:number-style>
    <number:text-style style:name="N40P2">
      <number:text> - </number:text>
    </number:text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1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1P2">
      <number:text> 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style:style style:name="Comma" style:family="table-cell" style:data-style-name="N38"/>
    <style:style style:name="Comma_32__91_0_93_" style:display-name="Comma [0]" style:family="table-cell" style:data-style-name="N39"/>
    <style:style style:name="Currency" style:family="table-cell" style:data-style-name="N40"/>
    <style:style style:name="Currency_32__91_0_93_" style:display-name="Currency [0]" style:family="table-cell" style:data-style-name="N41"/>
    <style:style style:name="Hiperv_237_nculo" style:display-name="Hipervínculo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Iñigo</dc:creator>
    <dc:date>2014-10-31T09:44:19Z</dc:date>
  </office:meta>
</office:document-meta>
</file>